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" style:parent-style-name="ListParagraph" style:list-style-name="LFO1" style:family="paragraph">
      <style:paragraph-properties fo:text-align="justify"/>
    </style:style>
    <style:style style:name="P4" style:parent-style-name="ListParagraph" style:list-style-name="LFO1" style:family="paragraph">
      <style:paragraph-properties fo:text-align="justify"/>
    </style:style>
    <style:style style:name="P5" style:parent-style-name="ListParagraph" style:list-style-name="LFO1" style:family="paragraph">
      <style:paragraph-properties fo:text-align="justify"/>
    </style:style>
    <style:style style:name="P6" style:parent-style-name="ListParagraph" style:list-style-name="LFO1" style:family="paragraph">
      <style:paragraph-properties fo:text-align="justify"/>
    </style:style>
    <style:style style:name="P7" style:parent-style-name="ListParagraph" style:list-style-name="LFO1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ListParagraph" style:list-style-name="LFO2" style:family="paragraph">
      <style:paragraph-properties fo:text-align="justify"/>
    </style:style>
    <style:style style:name="P11" style:parent-style-name="ListParagraph" style:list-style-name="LFO2" style:family="paragraph">
      <style:paragraph-properties fo:text-align="justify" fo:line-height="200%"/>
    </style:style>
    <style:style style:name="P12" style:parent-style-name="ListParagraph" style:list-style-name="LFO2" style:family="paragraph">
      <style:paragraph-properties fo:text-align="justify" fo:line-height="200%"/>
    </style:style>
    <style:style style:name="P13" style:parent-style-name="ListParagraph" style:list-style-name="LFO2" style:family="paragraph">
      <style:paragraph-properties fo:text-align="justify" fo:line-height="200%"/>
    </style:style>
    <style:style style:name="P14" style:parent-style-name="ListParagraph" style:list-style-name="LFO2" style:family="paragraph">
      <style:paragraph-properties fo:text-align="justify" fo:line-height="200%"/>
    </style:style>
    <style:style style:name="P15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16" style:parent-style-name="ListParagraph" style:list-style-name="LFO3" style:family="paragraph">
      <style:paragraph-properties fo:text-align="justify" fo:line-height="200%"/>
    </style:style>
    <style:style style:name="P17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18" style:parent-style-name="ListParagraph" style:list-style-name="LFO3" style:family="paragraph">
      <style:paragraph-properties fo:text-align="justify" fo:line-height="200%"/>
    </style:style>
    <style:style style:name="T19" style:parent-style-name="DefaultParagraphFont" style:family="text">
      <style:text-properties style:font-name-complex="Calibri" fo:background-color="#FCFCFA"/>
    </style:style>
    <style:style style:name="P20" style:parent-style-name="Normal" style:family="paragraph">
      <style:paragraph-properties fo:text-align="justify" fo:line-height="200%"/>
    </style:style>
    <style:style style:name="P21" style:parent-style-name="Normal" style:family="paragraph">
      <style:paragraph-properties fo:text-align="justify" fo:line-height="200%"/>
    </style:style>
    <style:style style:name="P22" style:parent-style-name="Normal" style:family="paragraph">
      <style:paragraph-properties fo:text-align="justify" fo:line-height="200%"/>
    </style:style>
    <style:style style:name="P23" style:parent-style-name="Normal" style:family="paragraph">
      <style:paragraph-properties fo:text-align="justify" fo:line-height="200%"/>
    </style:style>
    <style:style style:name="P24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justify" fo:line-height="200%"/>
      <style:text-properties fo:font-weight="bold" style:font-weight-asian="bold" style:font-weight-complex="bold"/>
    </style:style>
    <style:style style:name="TableColumn28" style:family="table-column">
      <style:table-column-properties style:column-width="3.052in"/>
    </style:style>
    <style:style style:name="TableColumn29" style:family="table-column">
      <style:table-column-properties style:column-width="3.2409in"/>
    </style:style>
    <style:style style:name="Table27" style:family="table">
      <style:table-properties style:width="6.293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38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41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4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43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4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60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61" style:parent-style-name="Normal" style:family="paragraph">
      <style:paragraph-properties fo:text-align="justify" fo:margin-bottom="0in" fo:line-height="200%"/>
    </style:style>
    <style:style style:name="T62" style:parent-style-name="DefaultParagraphFont" style:family="text">
      <style:text-properties fo:font-size="8pt" style:font-size-asian="8pt" style:font-size-complex="8pt"/>
    </style:style>
    <style:style style:name="T63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64" style:parent-style-name="DefaultParagraphFont" style:family="text">
      <style:text-properties fo:font-size="8pt" style:font-size-asian="8pt" style:font-size-complex="8pt"/>
    </style:style>
    <style:style style:name="T65" style:parent-style-name="DefaultParagraphFont" style:family="text">
      <style:text-properties fo:font-size="8pt" style:font-size-asian="8pt" style:font-size-complex="8pt"/>
    </style:style>
    <style:style style:name="T66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67" style:parent-style-name="DefaultParagraphFont" style:family="text">
      <style:text-properties fo:font-size="8pt" style:font-size-asian="8pt" style:font-size-complex="8pt"/>
    </style:style>
    <style:style style:name="T68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7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100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116" style:parent-style-name="Normal" style:family="paragraph">
      <style:paragraph-properties fo:text-align="justify" fo:margin-bottom="0in" fo:line-height="200%"/>
    </style:style>
    <style:style style:name="T117" style:parent-style-name="DefaultParagraphFont" style:family="text">
      <style:text-properties fo:font-size="8pt" style:font-size-asian="8pt" style:font-size-complex="8pt"/>
    </style:style>
    <style:style style:name="T118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19" style:parent-style-name="DefaultParagraphFont" style:family="text">
      <style:text-properties fo:font-size="8pt" style:font-size-asian="8pt" style:font-size-complex="8pt"/>
    </style:style>
    <style:style style:name="P120" style:parent-style-name="Normal" style:family="paragraph">
      <style:paragraph-properties fo:text-align="justify" fo:margin-bottom="0in" fo:line-height="200%"/>
    </style:style>
    <style:style style:name="T121" style:parent-style-name="DefaultParagraphFont" style:family="text">
      <style:text-properties fo:font-size="8pt" style:font-size-asian="8pt" style:font-size-complex="8pt"/>
    </style:style>
    <style:style style:name="T122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23" style:parent-style-name="DefaultParagraphFont" style:family="text">
      <style:text-properties fo:font-size="8pt" style:font-size-asian="8pt" style:font-size-complex="8pt"/>
    </style:style>
    <style:style style:name="T124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25" style:parent-style-name="DefaultParagraphFont" style:family="text">
      <style:text-properties fo:font-size="8pt" style:font-size-asian="8pt" style:font-size-complex="8pt"/>
    </style:style>
    <style:style style:name="P126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13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133" style:parent-style-name="Normal" style:family="paragraph">
      <style:paragraph-properties fo:text-align="justify" fo:margin-bottom="0in" fo:line-height="200%"/>
      <style:text-properties fo:font-weight="bold" style:font-weight-asian="bold" style:font-weight-complex="bold" fo:font-size="8pt" style:font-size-asian="8pt" style:font-size-complex="8pt"/>
    </style:style>
    <style:style style:name="P134" style:parent-style-name="Normal" style:family="paragraph">
      <style:paragraph-properties fo:text-align="justify" fo:margin-bottom="0in" fo:line-height="200%"/>
    </style:style>
    <style:style style:name="T135" style:parent-style-name="DefaultParagraphFont" style:family="text">
      <style:text-properties fo:font-size="8pt" style:font-size-asian="8pt" style:font-size-complex="8pt"/>
    </style:style>
    <style:style style:name="T136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37" style:parent-style-name="DefaultParagraphFont" style:family="text">
      <style:text-properties fo:font-size="8pt" style:font-size-asian="8pt" style:font-size-complex="8pt"/>
    </style:style>
    <style:style style:name="T138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P139" style:parent-style-name="Normal" style:family="paragraph">
      <style:paragraph-properties fo:text-align="justify" fo:margin-bottom="0in" fo:line-height="200%"/>
      <style:text-properties fo:font-weight="bold" style:font-weight-asian="bold" style:font-weight-complex="bold" fo:font-size="8pt" style:font-size-asian="8pt" style:font-size-complex="8pt"/>
    </style:style>
    <style:style style:name="P140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141" style:parent-style-name="Normal" style:family="paragraph">
      <style:paragraph-properties fo:text-align="justify" fo:margin-bottom="0in" fo:line-height="200%"/>
    </style:style>
    <style:style style:name="T142" style:parent-style-name="DefaultParagraphFont" style:family="text">
      <style:text-properties fo:font-size="8pt" style:font-size-asian="8pt" style:font-size-complex="8pt"/>
    </style:style>
    <style:style style:name="T143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44" style:parent-style-name="DefaultParagraphFont" style:family="text">
      <style:text-properties fo:font-size="8pt" style:font-size-asian="8pt" style:font-size-complex="8pt"/>
    </style:style>
    <style:style style:name="P145" style:parent-style-name="Normal" style:family="paragraph">
      <style:paragraph-properties fo:text-align="justify" fo:margin-bottom="0in" fo:line-height="200%"/>
    </style:style>
    <style:style style:name="T146" style:parent-style-name="DefaultParagraphFont" style:family="text">
      <style:text-properties fo:font-size="8pt" style:font-size-asian="8pt" style:font-size-complex="8pt"/>
    </style:style>
    <style:style style:name="T147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48" style:parent-style-name="DefaultParagraphFont" style:family="text">
      <style:text-properties fo:font-size="8pt" style:font-size-asian="8pt" style:font-size-complex="8pt"/>
    </style:style>
    <style:style style:name="T149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justify" fo:margin-bottom="0in" fo:line-height="200%"/>
    </style:style>
    <style:style style:name="T158" style:parent-style-name="DefaultParagraphFont" style:family="text">
      <style:text-properties fo:font-size="8pt" style:font-size-asian="8pt" style:font-size-complex="8pt"/>
    </style:style>
    <style:style style:name="T159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8pt" style:font-size-asian="8pt" style:font-size-complex="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HTMLPreformatted" style:family="paragraph">
      <style:text-properties style:font-name="Consolas" fo:color="#24292E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 fo:margin-bottom="0in" fo:line-height="200%"/>
      <style:text-properties fo:font-size="8pt" style:font-size-asian="8pt" style:font-size-complex="8pt"/>
    </style:style>
    <style:style style:name="P172" style:parent-style-name="Normal" style:family="paragraph">
      <style:paragraph-properties fo:text-align="justify" fo:line-height="200%"/>
      <style:text-properties fo:font-size="8pt" style:font-size-asian="8pt" style:font-size-complex="8pt"/>
    </style:style>
    <style:style style:name="P173" style:parent-style-name="Normal" style:family="paragraph">
      <style:paragraph-properties fo:text-align="justify" fo:line-height="200%"/>
      <style:text-properties fo:font-size="8pt" style:font-size-asian="8pt" style:font-size-complex="8pt"/>
    </style:style>
    <style:style style:name="P174" style:parent-style-name="Normal" style:family="paragraph">
      <style:paragraph-properties fo:text-align="justify" fo:line-height="200%"/>
    </style:style>
    <style:style style:name="T175" style:parent-style-name="DefaultParagraphFont" style:family="text">
      <style:text-properties fo:font-size="8pt" style:font-size-asian="8pt" style:font-size-complex="8pt"/>
    </style:style>
    <style:style style:name="T176" style:parent-style-name="DefaultParagraphFont" style:family="text"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T177" style:parent-style-name="DefaultParagraphFont" style:family="text">
      <style:text-properties fo:font-size="8pt" style:font-size-asian="8pt" style:font-size-complex="8pt"/>
    </style:style>
    <style:style style:name="P178" style:parent-style-name="ListParagraph" style:list-style-name="LFO4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79" style:parent-style-name="ListParagraph" style:list-style-name="LFO4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80" style:parent-style-name="ListParagraph" style:list-style-name="LFO4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81" style:parent-style-name="ListParagraph" style:list-style-name="LFO4" style:family="paragraph">
      <style:paragraph-properties style:vertical-align="auto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82" style:parent-style-name="ListParagraph" style:list-style-name="LFO4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83" style:parent-style-name="DefaultParagraphFont" style:family="text"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24292E" fo:font-size="8pt" style:font-size-asian="8pt" style:font-size-complex="8pt" style:language-asian="en" style:country-asian="GB"/>
    </style:style>
    <style:style style:name="T185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86" style:parent-style-name="DefaultParagraphFont" style:family="text">
      <style:text-properties fo:font-size="8pt" style:font-size-asian="8pt" style:font-size-complex="8pt"/>
    </style:style>
    <style:style style:name="P187" style:parent-style-name="ListParagraph" style:list-style-name="LFO4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T188" style:parent-style-name="DefaultParagraphFont" style:family="text">
      <style:text-properties fo:font-size="8pt" style:font-size-asian="8pt" style:font-size-complex="8pt"/>
    </style:style>
    <style:style style:name="P189" style:parent-style-name="ListParagraph" style:list-style-name="LFO5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90" style:parent-style-name="ListParagraph" style:list-style-name="LFO5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91" style:parent-style-name="ListParagraph" style:list-style-name="LFO5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92" style:parent-style-name="ListParagraph" style:list-style-name="LFO5" style:family="paragraph">
      <style:paragraph-properties style:vertical-align="auto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P193" style:parent-style-name="ListParagraph" style:list-style-name="LFO5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94" style:parent-style-name="DefaultParagraphFont" style:family="text"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  <style:style style:name="T1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24292E" fo:font-size="8pt" style:font-size-asian="8pt" style:font-size-complex="8pt" style:language-asian="en" style:country-asian="GB"/>
    </style:style>
    <style:style style:name="T196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197" style:parent-style-name="DefaultParagraphFont" style:family="text">
      <style:text-properties fo:font-size="8pt" style:font-size-asian="8pt" style:font-size-complex="8pt"/>
    </style:style>
    <style:style style:name="P198" style:parent-style-name="ListParagraph" style:list-style-name="LFO5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8pt" style:font-size-asian="8pt" style:font-size-complex="8pt" style:language-asian="en" style:country-asian="GB"/>
    </style:style>
  </office:automatic-styles>
  <office:body>
    <office:text text:use-soft-page-breaks="true">
      <text:p text:style-name="P1">GIT</text:p>
      <text:p text:style-name="P2">What is GIT?p</text:p>
      <text:list text:style-name="LFO1" text:continue-numbering="true">
        <text:list-item>
          <text:p text:style-name="P3">Distributed version control</text:p>
        </text:list-item>
        <text:list-item>
          <text:p text:style-name="P4">Coordinates work between multiple developers</text:p>
        </text:list-item>
        <text:list-item>
          <text:p text:style-name="P5">Who made what changes and when<text:s/></text:p>
        </text:list-item>
        <text:list-item>
          <text:p text:style-name="P6">Revert back at any time</text:p>
        </text:list-item>
        <text:list-item>
          <text:p text:style-name="P7">Local and remote repos<text:s/></text:p>
        </text:list-item>
      </text:list>
      <text:p text:style-name="P8"/>
      <text:p text:style-name="P9">Concepts of Git<text:s/></text:p>
      <text:list text:style-name="LFO2" text:continue-numbering="true">
        <text:list-item>
          <text:p text:style-name="P10">Keeps track of code history<text:s/></text:p>
        </text:list-item>
        <text:list-item>
          <text:p text:style-name="P11">Take “snapshots” of your files<text:s/></text:p>
        </text:list-item>
        <text:list-item>
          <text:p text:style-name="P12">You decide when to take a snapshot by making a “commit”</text:p>
        </text:list-item>
        <text:list-item>
          <text:p text:style-name="P13">You can visit any snapshot at any time</text:p>
        </text:list-item>
        <text:list-item>
          <text:p text:style-name="P14">You can stage files before committing<text:s/></text:p>
        </text:list-item>
      </text:list>
      <text:p text:style-name="P15">Installing GIT</text:p>
      <text:list text:style-name="LFO3" text:continue-numbering="true">
        <text:list-item>
          <text:p text:style-name="P16">For Windows https://git-scm.com/download/win</text:p>
        </text:list-item>
      </text:list>
      <text:p text:style-name="P17">Branches in GIT</text:p>
      <text:list text:style-name="LFO3" text:continue-numbering="true">
        <text:list-item>
          <text:p text:style-name="P18"><text:span text:style-name="T19">Branching means you diverge from the main line of development and continue to do work without messing with that main line.</text:span></text:p>
        </text:list-item>
      </text:list>
      <text:p text:style-name="P20"/>
      <text:p text:style-name="P21"/>
      <text:p text:style-name="P22"/>
      <text:p text:style-name="P23"/>
      <text:p text:style-name="P24"/>
      <text:p text:style-name="P25"/>
      <text:p text:style-name="P26">Basic Commands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$ git init <text:s text:c="41"/></text:p>
          </table:table-cell>
          <table:table-cell table:style-name="TableCell33">
            <text:p text:style-name="P34">// Initialize Local Git Repository<text:s/></text:p>
          </table:table-cell>
        </table:table-row>
        <table:table-row table:style-name="TableRow35">
          <table:table-cell table:style-name="TableCell36">
            <text:p text:style-name="P37">$ git add <text:s/>&lt;file&gt;<text:tab/><text:s text:c="8"/></text:p>
            <text:p text:style-name="P38"><text:s text:c="18"/></text:p>
          </table:table-cell>
          <table:table-cell table:style-name="TableCell39">
            <text:p text:style-name="P40">// Add Files to Index</text:p>
            <text:p text:style-name="P41">Example<text:s/></text:p>
            <text:p text:style-name="P42">$ git add <text:s/>index.html // one file added<text:s/></text:p>
            <text:p text:style-name="P43">$ git add <text:s/>*.html // add <text:s/>file with extension .html</text:p>
            <text:p text:style-name="P44">$ git add . // add all the files</text:p>
          </table:table-cell>
        </table:table-row>
        <table:table-row table:style-name="TableRow45">
          <table:table-cell table:style-name="TableCell46">
            <text:p text:style-name="P47">$ git rm –cached &lt;file&gt;</text:p>
          </table:table-cell>
          <table:table-cell table:style-name="TableCell48">
            <text:p text:style-name="P49">//remove the file<text:s/></text:p>
          </table:table-cell>
        </table:table-row>
        <table:table-row table:style-name="TableRow50">
          <table:table-cell table:style-name="TableCell51">
            <text:p text:style-name="P52">$ git status<text:s/><text:s text:c="34"/></text:p>
          </table:table-cell>
          <table:table-cell table:style-name="TableCell53">
            <text:p text:style-name="P54">// Check status of the working tree</text:p>
          </table:table-cell>
        </table:table-row>
        <table:table-row table:style-name="TableRow55">
          <table:table-cell table:style-name="TableCell56">
            <text:p text:style-name="P57">$ git commit <text:s text:c="31"/></text:p>
          </table:table-cell>
          <table:table-cell table:style-name="TableCell58">
            <text:p text:style-name="P59">// Commit Changes in Index</text:p>
            <text:p text:style-name="P60">Hard way<text:s/></text:p>
            <text:p text:style-name="P61"><text:span text:style-name="T62">We enter in<text:s/></text:span><text:span text:style-name="T63">$ git commit</text:span><text:span text:style-name="T64"><text:s/>we reach in git editor. Here we can enter the commit message. To get out of<text:s/></text:span><text:span text:style-name="T65">the git editor we press<text:s/></text:span><text:span text:style-name="T66">ESC</text:span><text:span text:style-name="T67"><text:s/>then type this command</text:span><text:span text:style-name="T68">:wq</text:span></text:p>
          </table:table-cell>
        </table:table-row>
        <table:table-row table:style-name="TableRow69">
          <table:table-cell table:style-name="TableCell70">
            <text:p text:style-name="P71">$ git commit -m ‘our comment’ <text:s text:c="26"/></text:p>
          </table:table-cell>
          <table:table-cell table:style-name="TableCell72">
            <text:p text:style-name="P73">// Commit Changes in Index</text:p>
            <text:p text:style-name="P74">Easy Way</text:p>
          </table:table-cell>
        </table:table-row>
        <table:table-row table:style-name="TableRow75">
          <table:table-cell table:style-name="TableCell76">
            <text:p text:style-name="P77">$ git push <text:s text:c="31"/></text:p>
          </table:table-cell>
          <table:table-cell table:style-name="TableCell78">
            <text:p text:style-name="P79">// Push to Remote Repository</text:p>
          </table:table-cell>
        </table:table-row>
        <table:table-row table:style-name="TableRow80">
          <table:table-cell table:style-name="TableCell81">
            <text:p text:style-name="P82">$ git pull <text:s text:c="23"/><text:s text:c="8"/></text:p>
          </table:table-cell>
          <table:table-cell table:style-name="TableCell83">
            <text:p text:style-name="P84">// Pull latest from Remote Repository</text:p>
          </table:table-cell>
        </table:table-row>
        <table:table-row table:style-name="TableRow85">
          <table:table-cell table:style-name="TableCell86">
            <text:p text:style-name="P87">$ git clone <text:s text:c="31"/></text:p>
          </table:table-cell>
          <table:table-cell table:style-name="TableCell88">
            <text:p text:style-name="P89">// Clone Repository Into a New Directory<text:s/></text:p>
          </table:table-cell>
        </table:table-row>
        <table:table-row table:style-name="TableRow90">
          <table:table-cell table:style-name="TableCell91">
            <text:p text:style-name="P92">$ git --version <text:s text:c="31"/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$ touch &lt;file&gt;</text:p>
          </table:table-cell>
          <table:table-cell table:style-name="TableCell98">
            <text:p text:style-name="P99">// Creates a file in that folder example<text:s/></text:p>
            <text:p text:style-name="P100">$ touch<text:s/>index.html</text:p>
          </table:table-cell>
        </table:table-row>
        <table:table-row table:style-name="TableRow101">
          <table:table-cell table:style-name="TableCell102">
            <text:p text:style-name="P103">$ git config –global user.name <text:s/>‘___’ <text:s text:c="30"/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$ git config –global user.email <text:s/>‘___’ <text:s text:c="30"/>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$ touch .gitignore <text:s text:c="31"/></text:p>
          </table:table-cell>
          <table:table-cell table:style-name="TableCell114">
            <text:p text:style-name="P115">Files we do not want to include in our Repository<text:s/><text:s/></text:p>
            <text:p text:style-name="P116"><text:span text:style-name="T117">An example we have a project and we do not want include in our Repository, for example, we have a log file name<text:s/></text:span><text:span text:style-name="T118">log.txt</text:span><text:span text:style-name="T119"><text:s/>and we do not want to include in our Repository <text:s/></text:span></text:p>
            <text:p text:style-name="P120"><text:span text:style-name="T121">We just add (or just write)<text:s/></text:span><text:span text:style-name="T122">log.txt</text:span><text:span text:style-name="T123"><text:s/>in<text:s/></text:span><text:span text:style-name="T124">.gitignore</text:span><text:span text:style-name="T125"><text:s/></text:span></text:p>
            <text:p text:style-name="P126">We can do the same to the directory<text:s/></text:p>
          </table:table-cell>
        </table:table-row>
        <text:soft-page-break/>
        <table:table-row table:style-name="TableRow127">
          <table:table-cell table:style-name="TableCell128">
            <text:p text:style-name="P129">$ git branch anyname<text:s/></text:p>
          </table:table-cell>
          <table:table-cell table:style-name="TableCell130">
            <text:p text:style-name="P131">Creates a new branch for your use. So that we do not disturb the Master branch.</text:p>
            <text:p text:style-name="P132">Switch from Master branch to newly created branch<text:s/></text:p>
            <text:p text:style-name="P133">$ git checkout your_branch_name</text:p>
            <text:p text:style-name="P134"><text:span text:style-name="T135">Merge</text:span><text:span text:style-name="T136"><text:s/>your_branch_name<text:s/></text:span><text:span text:style-name="T137">to</text:span><text:span text:style-name="T138"><text:s/>Master branch<text:s/></text:span></text:p>
            <text:p text:style-name="P139">$ git merge<text:s/>your_branch_name</text:p>
            <text:p text:style-name="P140">We enter git editor<text:s/></text:p>
            <text:p text:style-name="P141"><text:span text:style-name="T142">Press</text:span><text:span text:style-name="T143"><text:s/>“I”<text:s/></text:span><text:span text:style-name="T144">to Insert</text:span></text:p>
            <text:p text:style-name="P145"><text:span text:style-name="T146">To get out of the git editor we press<text:s/></text:span><text:span text:style-name="T147">ESC</text:span><text:span text:style-name="T148"><text:s/>then type this command</text:span><text:span text:style-name="T149">:wq</text:span></text:p>
          </table:table-cell>
        </table:table-row>
        <table:table-row table:style-name="TableRow150">
          <table:table-cell table:style-name="TableCell151">
            <text:p text:style-name="P152">clear<text:s/></text:p>
          </table:table-cell>
          <table:table-cell table:style-name="TableCell153">
            <text:p text:style-name="P154">Clear the screen</text:p>
          </table:table-cell>
        </table:table-row>
        <table:table-row table:style-name="TableRow155">
          <table:table-cell table:style-name="TableCell156">
            <text:p text:style-name="P157"><text:span text:style-name="T158">$ git merge<text:s/></text:span><text:span text:style-name="T159">your_branch_name</text:span></text:p>
          </table:table-cell>
          <table:table-cell table:style-name="TableCell160">
            <text:p text:style-name="P161">This will merge your branch to<text:s/>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</table:table>
      <text:p text:style-name="P172"/>
      <text:p text:style-name="P173">Basic starting commands<text:s/></text:p>
      <text:p text:style-name="P174"><text:span text:style-name="T175">Create a New</text:span><text:span text:style-name="T176"><text:s/></text:span><text:span text:style-name="T177">Repository <text:s/>via command line<text:s/></text:span></text:p>
      <text:list text:style-name="LFO4" text:continue-numbering="true">
        <text:list-item>
          <text:p text:style-name="P178">git init</text:p>
        </text:list-item>
        <text:list-item>
          <text:p text:style-name="P179">git add<text:s/></text:p>
        </text:list-item>
        <text:list-item>
          <text:p text:style-name="P180">git commit -m "first commit"</text:p>
        </text:list-item>
        <text:list-item>
          <text:p text:style-name="P181">git remote</text:p>
        </text:list-item>
        <text:list-item>
          <text:p text:style-name="P182"><text:span text:style-name="T183">git remote add origin<text:s/></text:span><text:span text:style-name="T184">Link for the<text:s/></text:span><text:span text:style-name="T185">Repository</text:span><text:span text:style-name="T186"><text:s text:c="2"/></text:span></text:p>
        </text:list-item>
        <text:list-item>
          <text:p text:style-name="P187">git push -u origin master</text:p>
        </text:list-item>
      </text:list>
      <text:p text:style-name="Normal"/>
      <text:p text:style-name="Normal">push an existing<text:s/><text:span text:style-name="T188">Repository <text:s/>via command line</text:span></text:p>
      <text:list text:style-name="LFO5" text:continue-numbering="true">
        <text:list-item>
          <text:p text:style-name="P189">git init</text:p>
        </text:list-item>
        <text:list-item>
          <text:p text:style-name="P190">git add .</text:p>
        </text:list-item>
        <text:list-item>
          <text:p text:style-name="P191">git<text:s/>commit -m "first commit"</text:p>
        </text:list-item>
        <text:list-item>
          <text:p text:style-name="P192">git remote</text:p>
        </text:list-item>
        <text:list-item>
          <text:p text:style-name="P193"><text:span text:style-name="T194">git remote add origin<text:s/></text:span><text:span text:style-name="T195">Link for the<text:s/></text:span><text:span text:style-name="T196">Repository</text:span><text:span text:style-name="T197"><text:s text:c="2"/></text:span></text:p>
        </text:list-item>
        <text:list-item>
          <text:p text:style-name="P198">git push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user-select-contain" style:display-name="user-select-contai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ranjeet Singh</meta:initial-creator>
    <dc:creator>Simranjeet Singh</dc:creator>
    <meta:creation-date>2021-02-07T01:32:00Z</meta:creation-date>
    <dc:date>2021-02-07T16:21:00Z</dc:date>
    <meta:template xlink:href="Normal" xlink:type="simple"/>
    <meta:editing-cycles>2</meta:editing-cycles>
    <meta:editing-duration>PT4140S</meta:editing-duration>
    <meta:document-statistic meta:page-count="3" meta:paragraph-count="6" meta:word-count="456" meta:character-count="3051" meta:row-count="21" meta:non-whitespace-character-count="2601"/>
  </office:meta>
</office:document-meta>
</file>